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zure App Services Cheat Sheet</text:p>
      <text:p text:style-name="Standard"/>
      <text:p text:style-name="Standard">Azure App Service is an HTTP-based service for hosting web applications, REST APIs, and mobile back ends.</text:p>
      <text:p text:style-name="Standard"/>
      <text:p text:style-name="Standard"><text:tab/>You can choose your programming language and either a Windows and Linux environment</text:p>
      <text:p text:style-name="Standard"><text:tab/>It is a Platform as Service, so it’s the Heroku or AWS Elastic Beanstalk equivalent for Azure. </text:p>
      <text:p text:style-name="Standard"/>
      <text:p text:style-name="Standard">Azure App Service makes it easy to implement common</text:p>
      <text:p text:style-name="Standard"/>
      <text:p text:style-name="Standard">Integration's and features such as:</text:p>
      <text:p text:style-name="Standard"/>
      <text:p text:style-name="Standard"><text:tab/>Azure DevOps (For deployments)</text:p>
      <text:p text:style-name="Standard"><text:tab/>Github Integration</text:p>
      <text:p text:style-name="Standard"><text:tab/>Docker Hub Integration</text:p>
      <text:p text:style-name="Standard"><text:tab/>Package Management</text:p>
      <text:p text:style-name="Standard"><text:tab/>Easy to setup staging environments</text:p>
      <text:p text:style-name="Standard"><text:tab/>Custom Domains</text:p>
      <text:p text:style-name="Standard"><text:tab/>Attaching TLS/SSL Certificates </text:p>
      <text:p text:style-name="Standard"/>
      <text:p text:style-name="Standard">You pay based on an Azure App Service Plan:</text:p>
      <text:p text:style-name="Standard"/>
      <text:p text:style-name="Standard"><text:tab/>Shared Tier — Free, Shared (Linux not supported)</text:p>
      <text:p text:style-name="Standard"><text:tab/>Dedicated Tier — Basic, Standard, Premium, PremiumV2, PremiumV3</text:p>
      <text:p text:style-name="Standard"><text:tab/>Isolated Tier </text:p>
      <text:p text:style-name="Standard"/>
      <text:p text:style-name="Standard">Azure App Services supports the following runtimes: .NET, .NET Core, Java, Ruby, Node.js, PHP, Python</text:p>
      <text:p text:style-name="Standard"/>
      <text:p text:style-name="Standard">Azure App Services can also run docker single or multi-containers</text:p>
      <text:p text:style-name="Standard"/>
      <text:p text:style-name="Standard"><text:tab/>Custom Containers are supported, create docker file, upload to Azure Container Registry and deploy </text:p>
      <text:p text:style-name="Standard"/>
      <text:p text:style-name="Standard">Deployments Slots allow you to create different environments of your web-application</text:p>
      <text:p text:style-name="Standard"/>
      <text:p text:style-name="Standard"><text:tab/>You can also Swap environments This could be how you perform a Blue/Green deployment. </text:p>
      <text:p text:style-name="Standard"/>
      <text:p text:style-name="Standard">App Service Environment (ASE) is an Azure App Service feature that provides a fully isolated and dedicated environment for securely running App Service apps at high scale</text:p>
      <text:p text:style-name="Standard"/>
      <text:p text:style-name="Standard"><text:tab/>Customers can create multiple ASEs:</text:p>
      <text:p text:style-name="Standard"><text:tab/><text:tab/>within a single Azure region</text:p>
      <text:p text:style-name="Standard"><text:tab/><text:tab/>across multiple Azure regions making ASEs </text:p>
      <text:p text:style-name="Standard"><text:tab/>ideal for horizontally scaling stateless application tiers in support of high requests per second (RPS) workloads.</text:p>
      <text:p text:style-name="Standard"><text:tab/>ASE comes with its own pricing tier (Isolated Tier)</text:p>
      <text:p text:style-name="Standard"><text:tab/>ASEs can be used to configure security architecture</text:p>
      <text:p text:style-name="Standard"><text:soft-page-break/><text:tab/>Apps running on ASEs can have their access gated by upstream devices, such as web application firewalls (WAFs)</text:p>
      <text:p text:style-name="Standard"><text:tab/>App Service Environments can be deployed into Availability Zones (AZ) using zone pinning.</text:p>
      <text:p text:style-name="Standard"><text:tab/>There are 2 deployment types for an App Service Environment (ASE): </text:p>
      <text:p text:style-name="Standard"/>
      <text:p text:style-name="Standard"><text:tab/>External ASE</text:p>
      <text:p text:style-name="Standard"><text:tab/>ILB ASE </text:p>
      <text:p text:style-name="Standard"/>
      <text:p text:style-name="Standard">Azure App Services provides many ways to deploy your applications:</text:p>
      <text:p text:style-name="Standard"/>
      <text:p text:style-name="Standard">WebJobs is a feature of Azure App Service that enables you to run a program or script in the same instance as a web app, API app, or mobile app.</text:p>
      <text:p text:style-name="Standard"/>
      <text:p text:style-name="Standard"><text:tab/>There is no additional cost to use WebJobs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16:19:38.079185770</meta:creation-date>
    <dc:date>2022-04-18T16:21:28.007528047</dc:date>
    <meta:editing-duration>PT1M5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37" meta:word-count="346" meta:character-count="2228" meta:non-whitespace-character-count="1880"/>
  </office:meta>
</office:document-meta>
</file>